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normal" officeooo:rsid="00177175" officeooo:paragraph-rsid="00177175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1b9a73" officeooo:paragraph-rsid="001b9a73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font-weight="bold" officeooo:rsid="00177175" officeooo:paragraph-rsid="00177175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6pt" fo:font-weight="bold" officeooo:rsid="00177175" officeooo:paragraph-rsid="00177175" style:font-size-asian="14pt" style:font-weight-asian="bold" style:font-size-complex="16pt" style:font-weight-complex="bold"/>
    </style:style>
    <style:style style:name="P5" style:family="paragraph" style:parent-style-name="Standard">
      <style:text-properties style:font-name="Times New Roman" fo:font-size="16pt" fo:font-weight="bold" officeooo:rsid="00177175" officeooo:paragraph-rsid="00177175" style:font-size-asian="14pt" style:font-weight-asian="bold" style:font-size-complex="16pt" style:font-weight-complex="bold"/>
    </style:style>
    <style:style style:name="P6" style:family="paragraph" style:parent-style-name="Standard">
      <style:text-properties style:font-name="Times New Roman" fo:font-size="12pt" fo:font-weight="normal" officeooo:rsid="001ef95a" officeooo:paragraph-rsid="001e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size="12pt" fo:font-weight="normal" officeooo:rsid="001f192a" officeooo:paragraph-rsid="001f192a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fo:font-weight="bold" officeooo:rsid="001ef95a" officeooo:paragraph-rsid="001ef95a" style:font-size-asian="10.5pt" style:font-weight-asian="bold" style:font-size-complex="12pt" style:font-weight-complex="bold"/>
    </style:style>
    <style:style style:name="T1" style:family="text">
      <style:text-properties officeooo:rsid="001ef9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orationsdata</text:p>
      <text:p text:style-name="P4"/>
      <text:p text:style-name="P1">Namn :Alexander Gillberg</text:p>
      <text:p text:style-name="P1">PortalID: algi1701</text:p>
      <text:p text:style-name="P1">Laboration <text:span text:style-name="T1">2</text:span> – <text:span text:style-name="T1">Klasser och objekt</text:span></text:p>
      <text:p text:style-name="P2">2017-01-24</text:p>
      <text:p text:style-name="P1">Visual Studio 2017</text:p>
      <text:p text:style-name="P4"/>
      <text:p text:style-name="P4">Filer</text:p>
      <text:p text:style-name="P4"/>
      <text:p text:style-name="P8">Uppgift 1:</text:p>
      <text:p text:style-name="P8"/>
      <text:p text:style-name="P8">.cpp<text:tab/><text:tab/><text:tab/>.h</text:p>
      <text:p text:style-name="P6">Source.cpp<text:tab/><text:tab/>name.h</text:p>
      <text:p text:style-name="P6">name.cpp</text:p>
      <text:p text:style-name="P6"/>
      <text:p text:style-name="P8">Uppgift 2:</text:p>
      <text:p text:style-name="P8"/>
      <text:p text:style-name="P8">.cpp<text:tab/><text:tab/><text:tab/>.h</text:p>
      <text:p text:style-name="P6">Source.cpp<text:tab/><text:tab/>address.h</text:p>
      <text:p text:style-name="P6">adress.cpp</text:p>
      <text:p text:style-name="P4"/>
      <text:p text:style-name="P8">Uppgift 3:</text:p>
      <text:p text:style-name="P8"/>
      <text:p text:style-name="P8">.cpp<text:tab/><text:tab/><text:tab/>.h</text:p>
      <text:p text:style-name="P6">Source.cpp<text:tab/><text:tab/>person.h</text:p>
      <text:p text:style-name="P6">person.cpp<text:tab/><text:tab/>name.h</text:p>
      <text:p text:style-name="P6">name.cpp<text:tab/><text:tab/>address.h</text:p>
      <text:p text:style-name="P6">adress.cpp</text:p>
      <text:p text:style-name="P4"/>
      <text:p text:style-name="P4">Slutsatser och kommentarer</text:p>
      <text:p text:style-name="P3"/>
      <text:p text:style-name="P7">Andra laborationen fick vi för första gången i programmet komma i kontakt med objektorienterad programmering. Vi använde oss utav objekt (klasser) som fick kommunicera mellan varandra på olika sätt. Detta är något jag känner mig bekväm med från tidigare erfarenheter i OOP. Något som var nytt för mig var hur man utformade en klass metoder i c++ då detta skiljer sig till viss del från andra språk såsom Java. </text:p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09:08:58.998000000</meta:creation-date>
    <dc:date>2018-01-24T09:25:52.884000000</dc:date>
    <meta:editing-duration>PT6M43S</meta:editing-duration>
    <meta:editing-cycles>2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23" meta:word-count="113" meta:character-count="740" meta:non-whitespace-character-count="637"/>
  </office:meta>
</office:document-meta>
</file>